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de65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3de655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de655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de655" style:font-size-asian="10.5pt" style:font-size-complex="10.5pt"/>
    </style:style>
    <style:style style:name="P9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officeooo:rsid="00292091" officeooo:paragraph-rsid="003de655" style:font-size-asian="14pt" style:font-size-complex="14pt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style:text-underline-style="none" officeooo:rsid="00292091" officeooo:paragraph-rsid="003de655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2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3de655" style:font-size-asian="10pt" style:font-size-complex="10pt"/>
    </style:style>
    <style:style style:name="P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2" style:font-size-complex="10.5pt"/>
    </style:style>
    <style:style style:name="P15" style:family="paragraph" style:parent-style-name="UrbanTitle">
      <style:text-properties style:font-name="arial" fo:font-size="14pt" style:text-underline-style="none" officeooo:rsid="00292091" officeooo:paragraph-rsid="00292091" style:font-size-asian="14pt" style:font-size-complex="14pt"/>
    </style:style>
    <style:style style:name="P16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2" style:font-size-complex="10.5pt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1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362119"/>
    </style:style>
    <style:style style:name="T7" style:family="text">
      <style:text-properties fo:color="#ce181e" fo:language="fr" fo:country="BE" officeooo:rsid="002d22d9" fo:background-color="#ffff00" loext:char-shading-value="0" style:font-name-complex="Arial2"/>
    </style:style>
    <style:style style:name="T8" style:family="text">
      <style:text-properties fo:color="#ce181e" fo:language="fr" fo:country="BE" officeooo:rsid="002d22d9" fo:background-color="transparent" loext:char-shading-value="0" style:font-name-complex="Arial2"/>
    </style:style>
    <style:style style:name="T9" style:family="text">
      <style:text-properties fo:language="fr" fo:country="BE" style:font-name-complex="Arial2"/>
    </style:style>
    <style:style style:name="T10" style:family="text">
      <style:text-properties fo:language="fr" fo:country="BE" officeooo:rsid="00236e40" style:font-name-complex="Arial2"/>
    </style:style>
    <style:style style:name="T11" style:family="text">
      <style:text-properties fo:language="fr" fo:country="BE" officeooo:rsid="002d22d9" style:font-name-complex="Arial2"/>
    </style:style>
    <style:style style:name="T12" style:family="text">
      <style:text-properties fo:language="fr" fo:country="BE" officeooo:rsid="0023e221" style:font-name-complex="Arial2"/>
    </style:style>
    <style:style style:name="T13" style:family="text">
      <style:text-properties fo:language="fr" fo:country="BE" fo:background-color="transparent" loext:char-shading-value="0" style:font-name-complex="Arial2"/>
    </style:style>
    <style:style style:name="T14" style:family="text">
      <style:text-properties fo:language="fr" fo:country="BE" officeooo:rsid="00236e40" fo:background-color="transparent" loext:char-shading-value="0" style:font-name-complex="Arial2"/>
    </style:style>
    <style:style style:name="T15" style:family="text">
      <style:text-properties fo:language="fr" fo:country="BE" officeooo:rsid="002d22d9" fo:background-color="transparent" loext:char-shading-value="0" style:font-name-complex="Arial2"/>
    </style:style>
    <style:style style:name="T16" style:family="text">
      <style:text-properties officeooo:rsid="003c96e5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9"><text:span text:style-name="T22">do text</text:span></text:p><text:p text:style-name="P19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2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1"><text:s/></text:span><text:span text:style-name="T20"><text:conditional-text text:condition="ooow:&quot;view.do_mailing()&quot;" text:string-value-if-true="&quot;mailed_data.name1&quot;" text:string-value-if-false="">mailed_data.name1</text:conditional-text></text:span><text:span text:style-name="T21"><text:s/></text:span><text:span text:style-name="T20"><text:conditional-text text:condition="ooow:&quot;view.do_mailing()&quot;" text:string-value-if-true="&quot;mailed_data.name2&quot;" text:string-value-if-false="">mailed_data.name2</text:conditional-text></text:span><text:span text:style-name="T21"><text:line-break/></text:span><text:span text:style-name="T20"><text:conditional-text text:condition="ooow:&quot;view.do_mailing()&quot;" text:string-value-if-true="&quot;mailed_data.street&quot;" text:string-value-if-false="">mailed_data.street</text:conditional-text></text:span><text:span text:style-name="T20">, </text:span><text:span text:style-name="T20"><text:conditional-text text:condition="ooow:&quot;view.do_mailing()&quot;" text:string-value-if-true="&quot;mailed_data.number&quot;" text:string-value-if-false="">mailed_data.number</text:conditional-text></text:span><text:span text:style-name="T21"><text:line-break/></text:span><text:span text:style-name="T20"><text:conditional-text text:condition="ooow:&quot;view.do_mailing()&quot;" text:string-value-if-true="&quot;mailed_data.zipcode&quot;" text:string-value-if-false="">mailed_data.zipcode</text:conditional-text></text:span><text:span text:style-name="T20"> </text:span><text:span text:style-name="T2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10">Lettre d'information au demandeur</text:p>
      <text:p text:style-name="P15">Transmis dossier à la <text:span text:style-name="T16">DGO3</text:span> et DGO4</text:p>
      <text:p text:style-name="P3"/>
      <text:p text:style-name="P18"><text:span text:style-name="T5"/></text:p>
      <text:p text:style-name="P18"><text:span text:style-name="T5"/></text:p>
      <text:p text:style-name="P4"/>
      <text:p text:style-name="P5"><office:annotation><dc:creator>Gauthier Bastien</dc:creator><dc:date>2011-02-16T16:12:24</dc:date><text:p text:style-name="P19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self.getPortionOutsText()</text:text-input></text:span></text:p>
      <text:p text:style-name="P4"/>
      <text:p text:style-name="P8"><text:tab/><text:span text:style-name="T19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9">,</text:span></text:p>
      <text:p text:style-name="P4"/>
      <text:p text:style-name="P12"><text:span text:style-name="T10">Nous avons</text:span><text:span text:style-name="T9"> l’honneur de vous informer que votre deman</text:span><text:span text:style-name="T13">de de </text:span><text:span text:style-name="T14">permis unique</text:span><text:span text:style-name="T13"> a été</text:span><text:span text:style-name="T9"> </text:span><text:span text:style-name="T11">transmise le </text:span><text:span text:style-name="T11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 et </text:span><text:span text:style-name="T15">au </text:span><text:span text:style-name="T13">Fonctionnaire délégué du Service Public de Wallonie.</text:span></text:p>
      <text:p text:style-name="P14"/>
      <text:p text:style-name="P11"><text:span text:style-name="T10">Conformément au Code de l’Environnement et à</text:span><text:span text:style-name="T9"> titre d’information, le Fonctionnaire technique et le Fonctionnaire délégué dispose</text:span><text:span text:style-name="T12">nt</text:span><text:span text:style-name="T9"> d’un délai de 20 jours, à dater du jour ou il</text:span><text:span text:style-name="T12">s</text:span><text:span text:style-name="T9"> reçoi</text:span><text:span text:style-name="T12">ven</text:span><text:span text:style-name="T9">t ladite demande pour statuer sur le caractère de celle-ci :</text:span></text:p>
      <text:p text:style-name="P14"/>
      <text:list xml:id="list2334822366" text:style-name="WW8Num2">
        <text:list-item>
          <text:p text:style-name="P16">soit complète et recevable ;</text:p>
        </text:list-item>
        <text:list-item>
          <text:p text:style-name="P17"><text:span text:style-name="T13">soit incomplète (le Fonctionnaire Technique et le Fonctionnaire délégué vous</text:span><text:span text:style-name="T9"> indiquer</text:span><text:span text:style-name="T12">ont </text:span><text:span text:style-name="T9">les documents manquants à faire parvenir auprès </text:span><text:span text:style-name="T15">de </text:span><text:span text:style-name="T7">ADRESSE</text:span><text:span text:style-name="T8"> </text:span><text:span text:style-name="T15">; l</text:span><text:span text:style-name="T9">e cas échéant, les motifs de son irrecevabilité.</text:span></text:p>
        </text:list-item>
      </text:list>
      <text:p text:style-name="P6"/>
      <text:p text:style-name="P7"><text:tab/><text:span text:style-name="T20">Demeurant à votre disposition, nous vous prions d'agréer, </text:span><text:span text:style-name="T20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0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9"><text:span text:style-name="T23">do text</text:span></text:p><text:p text:style-name="P19"><text:span text:style-name="T23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2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2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2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2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2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2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9:08.153987478</dc:date>
    <dc:language>fr-FR</dc:language>
    <meta:editing-cycles>85</meta:editing-cycles>
    <meta:editing-duration>P1DT7H47M35S</meta:editing-duration>
    <meta:document-statistic meta:table-count="1" meta:image-count="0" meta:object-count="0" meta:page-count="1" meta:paragraph-count="17" meta:word-count="181" meta:character-count="1476" meta:non-whitespace-character-count="1331"/>
    <meta:user-defined meta:name="Info 1"/>
    <meta:user-defined meta:name="Info 2"/>
    <meta:user-defined meta:name="Info 3"/>
    <meta:user-defined meta:name="Info 4"/>
  </office:meta>
</office:document-meta>
</file>